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svg:stroke-width="0.051cm" draw:marker-start-width="0.381cm" draw:marker-end="Arrow" draw:marker-end-width="0.127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otted_20__28_var_29_" svg:stroke-width="0.051cm" svg:stroke-color="#8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otted_20__28_var_29_" svg:stroke-width="0.051cm" svg:stroke-color="#00008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otted_20__28_var_29_" svg:stroke-width="0.051cm" svg:stroke-color="#008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color="#000080" fo:font-size="8pt" style:font-size-asian="8pt" style:font-size-complex="8pt"/>
    </style:style>
    <style:style style:name="P7" style:family="paragraph">
      <style:text-properties fo:color="#000080"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color="#800000" fo:font-size="8pt" style:font-size-asian="8pt" style:font-size-complex="8pt"/>
    </style:style>
    <style:style style:name="P9" style:family="paragraph">
      <style:text-properties fo:color="#800000" fo:font-size="8pt" style:font-size-asian="8pt" style:font-size-complex="8pt"/>
    </style:style>
    <style:style style:name="P10" style:family="paragraph">
      <style:paragraph-properties fo:margin-left="0cm" fo:margin-right="0cm" fo:text-indent="0cm"/>
      <style:text-properties fo:color="#008000" fo:font-size="8pt" style:font-size-asian="8pt" style:font-size-complex="8pt"/>
    </style:style>
    <style:style style:name="P11" style:family="paragraph">
      <style:text-properties fo:color="#008000" fo:font-size="8pt" style:font-size-asian="8pt" style:font-size-complex="8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Symbol" fo:font-size="12pt" style:font-size-asian="12pt" style:font-size-complex="12pt"/>
    </style:style>
    <style:style style:name="T5" style:family="text">
      <style:text-properties fo:color="#000080"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80" style:text-position="-33% 58%" fo:font-family="Symbol" fo:font-size="8pt" style:font-size-asian="8pt" style:font-size-complex="8pt"/>
    </style:style>
    <style:style style:name="T7" style:family="text">
      <style:text-properties fo:color="#000080" style:text-position="0% 100%" fo:font-family="'Libration sans'" style:font-family-generic="swiss" fo:font-size="8pt" style:font-size-asian="8pt" style:font-size-complex="8pt"/>
    </style:style>
    <style:style style:name="T8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9" style:family="text">
      <style:text-properties fo:color="#800000" style:text-position="-33% 58%" fo:font-size="8pt" fo:font-style="italic" style:font-size-asian="8pt" style:font-style-asian="italic" style:font-size-complex="8pt" style:font-style-complex="italic"/>
    </style:style>
    <style:style style:name="T10" style:family="text">
      <style:text-properties fo:color="#800000" style:text-position="0% 100%" fo:font-family="'Libration sans'" style:font-family-generic="swiss" fo:font-size="8pt" style:font-size-asian="8pt" style:font-size-complex="8pt"/>
    </style:style>
    <style:style style:name="T11" style:family="text">
      <style:text-properties fo:color="#008000" fo:font-size="8pt" fo:font-style="italic" style:font-size-asian="8pt" style:font-style-asian="italic" style:font-size-complex="8pt" style:font-style-complex="italic"/>
    </style:style>
    <style:style style:name="T12" style:family="text">
      <style:text-properties fo:color="#008000" style:text-position="-33% 58%" fo:font-size="8pt" fo:font-style="italic" style:font-size-asian="8pt" style:font-style-asian="italic" style:font-size-complex="8pt" style:font-style-complex="italic"/>
    </style:style>
    <style:style style:name="T13" style:family="text">
      <style:text-properties fo:color="#008000" style:text-position="0% 100%" fo:font-family="'Libration sans'" style:font-family-generic="swiss"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5.01cm" svg:y1="2.27cm" svg:x2="5.01cm" svg:y2="11.402cm">
          <text:p text:style-name="P2"/>
        </draw:line>
        <draw:line draw:style-name="gr1" draw:text-style-name="P1" draw:layer="layout" svg:x1="10.795cm" svg:y1="11.402cm" svg:x2="5.01cm" svg:y2="11.402cm">
          <text:p text:style-name="P2"/>
        </draw:line>
        <draw:line draw:style-name="gr1" draw:text-style-name="P1" draw:layer="layout" svg:x1="5.036cm" svg:y1="7.219cm" svg:x2="5.221cm" svg:y2="7.221cm">
          <text:p text:style-name="P2"/>
        </draw:line>
        <draw:line draw:style-name="gr1" draw:text-style-name="P1" draw:layer="layout" svg:x1="5.036cm" svg:y1="2.975cm" svg:x2="5.221cm" svg:y2="2.977cm">
          <text:p text:style-name="P2"/>
        </draw:line>
        <draw:line draw:style-name="gr1" draw:text-style-name="P1" draw:layer="layout" svg:x1="5.036cm" svg:y1="5.089cm" svg:x2="5.221cm" svg:y2="5.091cm">
          <text:p text:style-name="P2"/>
        </draw:line>
        <draw:line draw:style-name="gr1" draw:text-style-name="P1" draw:layer="layout" svg:x1="5.036cm" svg:y1="9.347cm" svg:x2="5.221cm" svg:y2="9.349cm">
          <text:p text:style-name="P2"/>
        </draw:line>
        <draw:line draw:style-name="gr1" draw:text-style-name="P1" draw:layer="layout" svg:x1="6.1cm" svg:y1="11.213cm" svg:x2="6.102cm" svg:y2="11.398cm">
          <text:p text:style-name="P2"/>
        </draw:line>
        <draw:line draw:style-name="gr1" draw:text-style-name="P1" draw:layer="layout" svg:x1="7.156cm" svg:y1="11.213cm" svg:x2="7.158cm" svg:y2="11.398cm">
          <text:p text:style-name="P2"/>
        </draw:line>
        <draw:line draw:style-name="gr1" draw:text-style-name="P1" draw:layer="layout" svg:x1="8.214cm" svg:y1="11.213cm" svg:x2="8.216cm" svg:y2="11.398cm">
          <text:p text:style-name="P2"/>
        </draw:line>
        <draw:line draw:style-name="gr1" draw:text-style-name="P1" draw:layer="layout" svg:x1="9.286cm" svg:y1="11.213cm" svg:x2="9.288cm" svg:y2="11.398cm">
          <text:p text:style-name="P2"/>
        </draw:line>
        <draw:line draw:style-name="gr1" draw:text-style-name="P1" draw:layer="layout" svg:x1="10.33cm" svg:y1="11.213cm" svg:x2="10.332cm" svg:y2="11.398cm">
          <text:p text:style-name="P2"/>
        </draw:line>
        <draw:frame draw:style-name="gr2" draw:text-style-name="P3" draw:layer="layout" svg:width="2.022cm" svg:height="0.806cm" draw:transform="rotate (1.58161736815696) translate (3.649cm 7.594cm)">
          <draw:text-box>
            <text:p text:style-name="P2"><text:span text:style-name="T1">P</text:span><text:span text:style-name="T2"> (bar)</text:span></text:p>
          </draw:text-box>
        </draw:frame>
        <draw:frame draw:style-name="gr2" draw:text-style-name="P4" draw:layer="layout" svg:width="1.213cm" svg:height="0.725cm" svg:x="3.927cm" svg:y="2.578cm">
          <draw:text-box>
            <text:p text:style-name="P2"><text:span text:style-name="T3">100</text:span></text:p>
          </draw:text-box>
        </draw:frame>
        <draw:frame draw:style-name="gr2" draw:text-style-name="P4" draw:layer="layout" svg:width="0.976cm" svg:height="0.725cm" svg:x="4.164cm" svg:y="4.723cm">
          <draw:text-box>
            <text:p text:style-name="P2"><text:span text:style-name="T3">10</text:span></text:p>
          </draw:text-box>
        </draw:frame>
        <draw:frame draw:style-name="gr2" draw:text-style-name="P4" draw:layer="layout" svg:width="0.739cm" svg:height="0.725cm" svg:x="4.401cm" svg:y="6.894cm">
          <draw:text-box>
            <text:p text:style-name="P2"><text:span text:style-name="T3">1</text:span></text:p>
          </draw:text-box>
        </draw:frame>
        <draw:frame draw:style-name="gr2" draw:text-style-name="P4" draw:layer="layout" svg:width="1.09cm" svg:height="0.725cm" svg:x="4.05cm" svg:y="8.981cm">
          <draw:text-box>
            <text:p text:style-name="P2"><text:span text:style-name="T3">0.1</text:span></text:p>
          </draw:text-box>
        </draw:frame>
        <draw:frame draw:style-name="gr2" draw:text-style-name="P4" draw:layer="layout" svg:width="1.328cm" svg:height="0.725cm" svg:x="3.812cm" svg:y="10.994cm">
          <draw:text-box>
            <text:p text:style-name="P2"><text:span text:style-name="T3">0.01</text:span></text:p>
          </draw:text-box>
        </draw:frame>
        <draw:frame draw:style-name="gr2" draw:text-style-name="P3" draw:layer="layout" svg:width="4.096cm" svg:height="0.806cm" svg:x="6.07cm" svg:y="12.5cm">
          <draw:text-box>
            <text:p text:style-name="P5"><text:span text:style-name="T2">Temperature (K)</text:span></text:p>
          </draw:text-box>
        </draw:frame>
        <draw:frame draw:style-name="gr2" draw:text-style-name="P4" draw:layer="layout" svg:width="0.739cm" svg:height="0.725cm" svg:x="5.736cm" svg:y="11.325cm">
          <draw:text-box>
            <text:p text:style-name="P2"><text:span text:style-name="T3">1</text:span></text:p>
          </draw:text-box>
        </draw:frame>
        <draw:frame draw:style-name="gr2" draw:text-style-name="P4" draw:layer="layout" svg:width="0.739cm" svg:height="0.725cm" svg:x="6.781cm" svg:y="11.312cm">
          <draw:text-box>
            <text:p text:style-name="P2"><text:span text:style-name="T3">2</text:span></text:p>
          </draw:text-box>
        </draw:frame>
        <draw:frame draw:style-name="gr2" draw:text-style-name="P4" draw:layer="layout" svg:width="0.735cm" svg:height="0.725cm" svg:x="7.866cm" svg:y="11.299cm">
          <draw:text-box>
            <text:p text:style-name="P2"><text:span text:style-name="T3">3</text:span></text:p>
          </draw:text-box>
        </draw:frame>
        <draw:frame draw:style-name="gr2" draw:text-style-name="P4" draw:layer="layout" svg:width="0.735cm" svg:height="0.725cm" svg:x="8.909cm" svg:y="11.314cm">
          <draw:text-box>
            <text:p text:style-name="P2"><text:span text:style-name="T3">4</text:span></text:p>
          </draw:text-box>
        </draw:frame>
        <draw:frame draw:style-name="gr2" draw:text-style-name="P4" draw:layer="layout" svg:width="0.735cm" svg:height="0.725cm" svg:x="9.996cm" svg:y="11.301cm">
          <draw:text-box>
            <text:p text:style-name="P2"><text:span text:style-name="T3">5</text:span></text:p>
          </draw:text-box>
        </draw:frame>
        <draw:path draw:style-name="gr3" draw:text-style-name="P1" draw:layer="layout" svg:width="3.998cm" svg:height="4.928cm" svg:x="6.547cm" svg:y="6.473cm" svg:viewBox="0 0 3999 4929" svg:d="m0 4929c557-1122 348-743 348-743l678-1110 536-762 677-837 621-678 565-498 574-301">
          <text:p text:style-name="P2"/>
        </draw:path>
        <draw:path draw:style-name="gr3" draw:text-style-name="P1" draw:layer="layout" svg:width="0.808cm" svg:height="6.152cm" svg:x="6.463cm" svg:y="3.894cm" svg:viewBox="0 0 809 6153" svg:d="m809 6153c0-635 0-1948-170-3791l-150-1176-207-1026-122-160-94 76-66 244">
          <text:p text:style-name="P2"/>
        </draw:path>
        <draw:path draw:style-name="gr3" draw:text-style-name="P1" draw:layer="layout" svg:width="2.144cm" svg:height="1.542cm" svg:x="5.898cm" svg:y="2.963cm" svg:viewBox="0 0 2145 1543" svg:d="m0 1543c0 0 876-404 866-404-21 1 410-289 762-593 241-208 517-546 517-546">
          <text:p text:style-name="P2"/>
        </draw:path>
        <draw:frame draw:style-name="gr2" draw:text-style-name="P4" draw:layer="layout" svg:width="1.281cm" svg:height="0.725cm" svg:x="8.209cm" svg:y="9.465cm">
          <draw:text-box>
            <text:p text:style-name="P2"><text:span text:style-name="T3">Gas</text:span></text:p>
          </draw:text-box>
        </draw:frame>
        <draw:frame draw:style-name="gr2" draw:text-style-name="P4" draw:layer="layout" svg:width="2.542cm" svg:height="0.725cm" svg:x="7.348cm" svg:y="4.175cm">
          <draw:text-box>
            <text:p text:style-name="P2"><text:span text:style-name="T3">Liquid He-I</text:span></text:p>
          </draw:text-box>
        </draw:frame>
        <draw:frame draw:style-name="gr2" draw:text-style-name="P4" draw:layer="layout" svg:width="2.627cm" svg:height="1.673cm" svg:x="4.837cm" svg:y="7.504cm">
          <draw:text-box>
            <text:p text:style-name="P2"><text:span text:style-name="T3">Liquid </text:span></text:p>
            <text:p text:style-name="P2"><text:span text:style-name="T3">He-II</text:span></text:p>
            <text:p text:style-name="P2"><text:span text:style-name="T3">(superfluid)</text:span></text:p>
          </draw:text-box>
        </draw:frame>
        <draw:frame draw:style-name="gr2" draw:text-style-name="P4" draw:layer="layout" svg:width="1.552cm" svg:height="1.199cm" svg:x="5.26cm" svg:y="9.265cm">
          <draw:text-box>
            <text:p text:style-name="P2"><text:span text:style-name="T3">Triple</text:span></text:p>
            <text:p text:style-name="P2"><text:span text:style-name="T3">point</text:span></text:p>
          </draw:text-box>
        </draw:frame>
        <draw:custom-shape draw:style-name="gr4" draw:text-style-name="P1" draw:layer="layout" svg:width="0.138cm" svg:height="0.138cm" svg:x="9.4cm" svg:y="7.13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138cm" svg:height="0.138cm" svg:x="10.479cm" svg:y="6.41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138cm" svg:height="0.138cm" svg:x="7.2cm" svg:y="9.97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1" draw:layer="layout" svg:x1="6.569cm" svg:y1="10.051cm" svg:x2="7.073cm" svg:y2="10.051cm">
          <text:p text:style-name="P2"/>
        </draw:line>
        <draw:line draw:style-name="gr5" draw:text-style-name="P1" draw:layer="layout" svg:x1="9.949cm" svg:y1="6.145cm" svg:x2="10.421cm" svg:y2="6.399cm">
          <text:p text:style-name="P2"/>
        </draw:line>
        <draw:frame draw:style-name="gr2" draw:text-style-name="P4" draw:layer="layout" svg:width="1.81cm" svg:height="1.199cm" svg:x="8.56cm" svg:y="5.466cm">
          <draw:text-box>
            <text:p text:style-name="P2"><text:span text:style-name="T3">Critical</text:span></text:p>
            <text:p text:style-name="P2"><text:span text:style-name="T3">point</text:span></text:p>
          </draw:text-box>
        </draw:frame>
        <draw:frame draw:style-name="gr2" draw:text-style-name="P4" draw:layer="layout" svg:width="1.531cm" svg:height="0.806cm" draw:transform="rotate (1.67481795021344) translate (6.489cm 7.351cm)">
          <draw:text-box>
            <text:p text:style-name="P2"><text:span text:style-name="T4">l</text:span><text:span text:style-name="T3">-line</text:span></text:p>
          </draw:text-box>
        </draw:frame>
        <draw:frame draw:style-name="gr2" draw:text-style-name="P4" draw:layer="layout" svg:width="2.534cm" svg:height="0.725cm" svg:x="5.11cm" svg:y="2.767cm">
          <draw:text-box>
            <text:p text:style-name="P2"><text:span text:style-name="T3">Solid (hcp)</text:span></text:p>
          </draw:text-box>
        </draw:frame>
        <draw:frame draw:style-name="gr2" draw:text-style-name="P4" draw:layer="layout" svg:width="1.442cm" svg:height="0.725cm" svg:x="4.8cm" svg:y="3.733cm">
          <draw:text-box>
            <text:p text:style-name="P2"><text:span text:style-name="T3">(bcc)</text:span></text:p>
          </draw:text-box>
        </draw:frame>
        <draw:line draw:style-name="gr5" draw:text-style-name="P1" draw:layer="layout" svg:x1="6.026cm" svg:y1="4.135cm" svg:x2="6.521cm" svg:y2="4.099cm">
          <text:p text:style-name="P2"/>
        </draw:line>
        <draw:line draw:style-name="gr6" draw:text-style-name="P1" draw:layer="layout" svg:x1="9.475cm" svg:y1="7.204cm" svg:x2="9.483cm" svg:y2="11.862cm">
          <text:p text:style-name="P2"/>
        </draw:line>
        <draw:line draw:style-name="gr6" draw:text-style-name="P1" draw:layer="layout" svg:x1="5.221cm" svg:y1="7.218cm" svg:x2="9.475cm" svg:y2="7.218cm">
          <text:p text:style-name="P2"/>
        </draw:line>
        <draw:line draw:style-name="gr7" draw:text-style-name="P1" draw:layer="layout" svg:x1="7.266cm" svg:y1="10.047cm" svg:x2="7.261cm" svg:y2="11.882cm">
          <text:p text:style-name="P2"/>
        </draw:line>
        <draw:line draw:style-name="gr8" draw:text-style-name="P1" draw:layer="layout" svg:x1="10.546cm" svg:y1="6.473cm" svg:x2="10.57cm" svg:y2="11.862cm">
          <text:p text:style-name="P2"/>
        </draw:line>
        <draw:frame draw:style-name="gr2" draw:text-style-name="P7" draw:layer="layout" svg:width="1.624cm" svg:height="1.011cm" svg:x="6.475cm" svg:y="11.817cm">
          <draw:text-box>
            <text:p text:style-name="P6"><text:span text:style-name="T5"><text:s text:c="5"/></text:span><text:span text:style-name="T5">T</text:span><text:span text:style-name="T6">l</text:span></text:p>
            <text:p text:style-name="P6"><text:span text:style-name="T7">(2.17 K)</text:span></text:p>
          </draw:text-box>
        </draw:frame>
        <draw:frame draw:style-name="gr2" draw:text-style-name="P9" draw:layer="layout" svg:width="1.628cm" svg:height="0.966cm" svg:x="8.704cm" svg:y="11.862cm">
          <draw:text-box>
            <text:p text:style-name="P8"><text:span text:style-name="T8"><text:s text:c="5"/></text:span><text:span text:style-name="T8">T</text:span><text:span text:style-name="T9">b</text:span></text:p>
            <text:p text:style-name="P8"><text:span text:style-name="T10">(4.22 K)</text:span></text:p>
          </draw:text-box>
        </draw:frame>
        <draw:frame draw:style-name="gr2" draw:text-style-name="P11" draw:layer="layout" svg:width="1.624cm" svg:height="0.966cm" svg:x="9.811cm" svg:y="11.862cm">
          <draw:text-box>
            <text:p text:style-name="P10"><text:span text:style-name="T11"><text:s text:c="5"/></text:span><text:span text:style-name="T11">T</text:span><text:span text:style-name="T12">c</text:span></text:p>
            <text:p text:style-name="P10"><text:span text:style-name="T13">(5.20 K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18T07:41:40</meta:creation-date>
    <dc:creator>Jussi Eloranta</dc:creator>
    <dc:date>2008-04-18T08:19:04</dc:date>
    <meta:editing-cycles>32</meta:editing-cycles>
    <meta:editing-duration>PT37M25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